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n" fo:country="US"/>
    </style:style>
    <style:style style:name="P3" style:family="paragraph" style:parent-style-name="Standard" style:master-page-name="MP0">
      <style:paragraph-properties style:page-number="auto" fo:break-before="page"/>
    </style:style>
    <style:style style:name="P4" style:family="paragraph" style:parent-style-name="Standard">
      <style:text-properties fo:language="en" fo:country="US"/>
    </style:style>
    <style:style style:name="P5" style:family="paragraph" style:parent-style-name="Standard">
      <style:text-properties officeooo:paragraph-rsid="0015e866"/>
    </style:style>
    <style:style style:name="P6" style:family="paragraph" style:parent-style-name="Standard">
      <style:text-properties officeooo:paragraph-rsid="001728ff"/>
    </style:style>
    <style:style style:name="P7" style:family="paragraph">
      <style:paragraph-properties style:punctuation-wrap="simple"/>
    </style:style>
    <style:style style:name="T1" style:family="text">
      <style:text-properties fo:language="es" fo:country="ES"/>
    </style:style>
    <style:style style:name="T2" style:family="text">
      <style:text-properties fo:language="en" fo:country="US"/>
    </style:style>
    <style:style style:name="T3" style:family="text">
      <style:text-properties fo:language="en" fo:country="US" fo:background-color="#ffff00" loext:char-shading-value="0"/>
    </style:style>
    <style:style style:name="T4" style:family="text">
      <style:text-properties fo:language="en" fo:country="US" fo:background-color="#00ff00" loext:char-shading-value="0"/>
    </style:style>
    <style:style style:name="T5" style:family="text">
      <style:text-properties style:font-name-complex="Mangal"/>
    </style:style>
    <style:style style:name="T6" style:family="text">
      <style:text-properties fo:background-color="#ffff00" loext:char-shading-value="0"/>
    </style:style>
    <style:style style:name="T7" style:family="text">
      <style:text-properties fo:background-color="#ffff00" loext:char-shading-value="0" style:font-name-complex="Mangal"/>
    </style:style>
    <style:style style:name="T8" style:family="text">
      <style:text-properties officeooo:rsid="00143d84"/>
    </style:style>
    <style:style style:name="T9" style:family="text">
      <style:text-properties officeooo:rsid="0015c6c4"/>
    </style:style>
    <style:style style:name="T10" style:family="text">
      <style:text-properties officeooo:rsid="0015e866"/>
    </style:style>
    <style:style style:name="T11" style:family="text">
      <style:text-properties officeooo:rsid="001728ff"/>
    </style:style>
    <style:style style:name="T12" style:family="text">
      <style:text-properties officeooo:rsid="00174bfc"/>
    </style:style>
    <style:style style:name="T13" style:family="text">
      <style:text-properties fo:font-size="10.5pt"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Cuáles son los dos principios fundamentales en los que se basa la autenticación sin contraseña?</text:p>
      <text:p text:style-name="Standard">Se basa en lo que tienes o quien eres, en lugar de lo que sabes</text:p>
      <text:p text:style-name="Standard"/>
      <text:p text:style-name="Standard">2). ¿Qué factor utiliza la autenticación basada en la ubicación?</text:p>
      <text:p text:style-name="Standard">Donde Estás: Autenticación basada en la ubicación, utilizando la posición geográfica del usuario como factor.</text:p>
      <text:p text:style-name="Standard"/>
      <text:p text:style-name="Standard">3). ¿Cómo aborda la autenticación sin contraseña las debilidades asociadas con los sistemas de contraseñas?</text:p>
      <text:p text:style-name="P1">La autenticación sin contraseña aborda las debilidades asociadas con los sistemas de contraseñas reconociendo y utilizando factores de autenticación alternativos</text:p>
      <text:p text:style-name="P1"/>
      <text:p text:style-name="Standard">4). ¿Qué beneficios ofrece la autenticación sin contraseña en términos de seguridad y experiencia de usuario</text:p>
      <text:p text:style-name="P1">la autenticación sin contraseña mejora los protocolos de seguridad y se adapta a la preferencia humana por la conveniencia y la sencillez en las interacciones digitales.</text:p>
      <text:p text:style-name="P1"/>
      <text:p text:style-name="P1">Conclusion</text:p>
      <text:p text:style-name="Standard"><text:span text:style-name="Fuente_20_de_20_párrafo_20_predeter."><text:span text:style-name="T1">La autenticacion sin contraseña representa un avance en la seguridad digital centrandose en la biometrica como huella digital, reconocimiento facial, escaner de iris, etc. </text:span></text:span>Este cambio ofrece una combinación de seguridad mejorada y facilidad de uso para los usuarios, redefiniendo la forma en que acceden a sistemas y aseguran su identidad digital. La biometría, con su alta seguridad y conveniencia, es una preferencia en la industria para soluciones centradas en el usuario.</text:p>
      <text:p text:style-name="Standard"/>
      <text:p text:style-name="P2">Push Notifications</text:p>
      <text:p text:style-name="Standard"><text:span text:style-name="Fuente_20_de_20_párrafo_20_predeter."><text:span text:style-name="T2">Push notifications offer a </text:span></text:span><office:annotation office:name="0" loext:resolved="false"><dc:creator>Autor desconocido</dc:creator><dc:date>2024-04-04T15:44:00</dc:date><meta:creator-initials>Autor des</meta:creator-initials><text:p text:style-name="P7"><text:span text:style-name="T13">sin interrumpcion</text:span></text:p></office:annotation><text:span text:style-name="Fuente_20_de_20_párrafo_20_predeter."><text:span text:style-name="T3">seamless</text:span></text:span><office:annotation-end office:name="0"/><text:span text:style-name="Fuente_20_de_20_párrafo_20_predeter."><text:span text:style-name="T2"> and interactive way to authenticate. A notification is sent to a pre-</text:span></text:span></text:p>
      <text:p text:style-name="Standard"><text:span text:style-name="Fuente_20_de_20_párrafo_20_predeter."><text:span text:style-name="T2">registered device, usually a smartphone, asking the user to approve or deny an access </text:span></text:span><office:annotation office:name="1" loext:resolved="false"><dc:creator>Luchi</dc:creator><dc:date>2024-04-08T20:34:00</dc:date><meta:creator-initials>L</meta:creator-initials><text:p>solicitud</text:p></office:annotation><text:span text:style-name="Fuente_20_de_20_párrafo_20_predeter."><text:span text:style-name="T3">request</text:span></text:span><office:annotation-end office:name="1"/><text:span text:style-name="Fuente_20_de_20_párrafo_20_predeter."><text:span text:style-name="T2">.</text:span></text:span></text:p>
      <text:p text:style-name="P2">• Mobile Push Authentication: This method involves sending a prompt to a user's smartphone</text:p>
      <text:p text:style-name="Standard"><text:span text:style-name="Fuente_20_de_20_párrafo_20_predeter."><text:span text:style-name="T2">when an authentication attempt occurs. Services </text:span></text:span><office:annotation office:name="2" loext:resolved="false"><dc:creator>Luchi</dc:creator><dc:date>2024-04-08T20:49:00</dc:date><meta:creator-initials>L</meta:creator-initials><text:p>por ejemplo, como </text:p><text:p>ADICIÓN Agregan información o ideas nuevas similares a las ya mencionadas en el texto</text:p></office:annotation><text:span text:style-name="Fuente_20_de_20_párrafo_20_predeter."><text:span text:style-name="T4">like</text:span></text:span><text:span text:style-name="Fuente_20_de_20_párrafo_20_predeter."><text:span text:style-name="T2"> </text:span></text:span><office:annotation-end office:name="2"/><text:span text:style-name="Fuente_20_de_20_párrafo_20_predeter."><text:span text:style-name="T2">Duo Mobile, Microsoft Authenticator, and</text:span></text:span></text:p>
      <text:p text:style-name="Standard"><text:span text:style-name="Fuente_20_de_20_párrafo_20_predeter."><text:span text:style-name="T2">Google Prompts utilize this </text:span></text:span><text:span text:style-name="T6"><office:annotation office:name="3" loext:resolved="false"><dc:creator>Autor desconocido</dc:creator><dc:date>2024-04-04T15:52:00</dc:date><meta:creator-initials>Autor des</meta:creator-initials><text:p text:style-name="P7"><text:span text:style-name="T13">enfoque</text:span></text:p></office:annotation></text:span><text:span text:style-name="Fuente_20_de_20_párrafo_20_predeter."><text:span text:style-name="T3">approach</text:span></text:span><office:annotation-end office:name="3"/><text:span text:style-name="Fuente_20_de_20_párrafo_20_predeter."><text:span text:style-name="T2">. Users simply approve or deny the access request directly from</text:span></text:span></text:p>
      <text:p text:style-name="P2">the notification.</text:p>
      <text:p text:style-name="P2">Examples of Push Notification Authentication</text:p>
      <text:p text:style-name="Standard"><text:span text:style-name="Fuente_20_de_20_párrafo_20_predeter."><text:span text:style-name="T2">• Mobile Payment Applications: Payment apps </text:span></text:span><office:annotation office:name="4" loext:resolved="false"><dc:creator>Luchi</dc:creator><dc:date>2024-04-08T20:49:00</dc:date><meta:creator-initials>L</meta:creator-initials><text:p><text:s/>como </text:p><text:p>ADICIÓN Agregan información o ideas nuevas similares a las ya mencionadas en el texto</text:p></office:annotation><text:span text:style-name="Fuente_20_de_20_párrafo_20_predeter."><text:span text:style-name="T4">like</text:span></text:span><text:span text:style-name="Fuente_20_de_20_párrafo_20_predeter."><text:span text:style-name="T2"> </text:span></text:span><office:annotation-end office:name="4"/><text:span text:style-name="Fuente_20_de_20_párrafo_20_predeter."><text:span text:style-name="T2">PayPal and Venmo use push notifications for</text:span></text:span></text:p>
      <text:p text:style-name="P2">authentication. When logging in or making a transaction, the user receives a notification on their</text:p>
      <text:p text:style-name="P2">mobile device and approves it, confirming their identity without entering a password.</text:p>
      <text:p text:style-name="Standard"><text:span text:style-name="Fuente_20_de_20_párrafo_20_predeter."><text:span text:style-name="T2">• Access Management Systems: Enterprise access management solutions, </text:span></text:span><office:annotation office:name="5" loext:resolved="false"><dc:creator>Luchi</dc:creator><dc:date>2024-04-08T20:50:00</dc:date><meta:creator-initials>L</meta:creator-initials><text:p><text:s/>tal como </text:p><text:p>ADICIÓN Agregan información o ideas nuevas similares a las ya mencionadas en el texto</text:p></office:annotation><text:span text:style-name="Fuente_20_de_20_párrafo_20_predeter."><text:span text:style-name="T4">such as</text:span></text:span><text:span text:style-name="Fuente_20_de_20_párrafo_20_predeter."><text:span text:style-name="T2"> </text:span></text:span><office:annotation-end office:name="5"/><text:span text:style-name="Fuente_20_de_20_párrafo_20_predeter."><text:span text:style-name="T2">Duo Security,</text:span></text:span></text:p>
      <text:p text:style-name="P2">send push notifications to employees’ registered devices. Employees simply approve the login request</text:p>
      <text:p text:style-name="P2">on their phone to gain access to company systems and data.</text:p>
      <text:p text:style-name="Standard"><text:span text:style-name="Fuente_20_de_20_párrafo_20_predeter."><text:span text:style-name="T2">• Google </text:span></text:span><text:span text:style-name="T6"><office:annotation office:name="6" loext:resolved="false"><dc:creator>Luchi</dc:creator><dc:date>2024-04-08T20:38:00</dc:date><meta:creator-initials>L</meta:creator-initials><text:p>inmediatom rápido, pronto</text:p><text:p>aviso, sugerencia, menssaje</text:p></office:annotation></text:span><text:span text:style-name="Fuente_20_de_20_párrafo_20_predeter."><text:span text:style-name="T3">Prompts</text:span></text:span><office:annotation-end office:name="6"/><text:span text:style-name="Fuente_20_de_20_párrafo_20_predeter."><text:span text:style-name="T2">: Google Prompts are push notifications sent to a user's phone when they attempt</text:span></text:span></text:p>
      <text:p text:style-name="P2">to log into their account. The user can securely log in by tapping "Yes" on the prompt if the login</text:p>
      <text:p text:style-name="P2">attempt was legitimate. This system is designed to be more secure and user-friendly than traditional</text:p>
      <text:p text:style-name="Standard"><text:span text:style-name="Fuente_20_de_20_párrafo_20_predeter."><text:span text:style-name="T2">SMS-based OTPs, </text:span></text:span><office:annotation office:name="7" loext:resolved="false"><dc:creator>Luchi</dc:creator><dc:date>2024-04-08T20:50:00</dc:date><meta:creator-initials>L</meta:creator-initials><text:p>ya que. CAUSALIDAD Indican la causa/razón, el propósito, resultado/efecto /consecuencia de una acción.</text:p></office:annotation><text:span text:style-name="Fuente_20_de_20_párrafo_20_predeter."><text:span text:style-name="T4">as</text:span></text:span><text:span text:style-name="Fuente_20_de_20_párrafo_20_predeter."><text:span text:style-name="T2"> </text:span></text:span><office:annotation-end office:name="7"/><text:span text:style-name="Fuente_20_de_20_párrafo_20_predeter."><text:span text:style-name="T2">it requires possession of the device and interaction with the prompt, adding an</text:span></text:span></text:p>
      <text:p text:style-name="Standard"><text:span text:style-name="Fuente_20_de_20_párrafo_20_predeter."><text:span text:style-name="T2">extra </text:span></text:span><text:span text:style-name="T6"><office:annotation office:name="8" loext:resolved="false"><dc:creator>Luchi</dc:creator><dc:date>2024-04-08T20:43:00</dc:date><meta:creator-initials>L</meta:creator-initials><text:p>capa</text:p></office:annotation></text:span><text:span text:style-name="Fuente_20_de_20_párrafo_20_predeter."><text:span text:style-name="T3">layer </text:span></text:span><office:annotation-end office:name="8"/><text:span text:style-name="Fuente_20_de_20_párrafo_20_predeter."><text:span text:style-name="T2">of security through user </text:span></text:span><text:span text:style-name="T6"><office:annotation office:name="9" loext:resolved="false"><dc:creator>Luchi</dc:creator><dc:date>2024-04-08T20:46:00</dc:date><meta:creator-initials>L</meta:creator-initials><text:p>compromiso, contrato, participacion</text:p></office:annotation></text:span><text:span text:style-name="Fuente_20_de_20_párrafo_20_predeter."><text:span text:style-name="T3">engagement </text:span></text:span><office:annotation-end office:name="9"/><text:span text:style-name="Fuente_20_de_20_párrafo_20_predeter."><text:span text:style-name="T2">and device integrity checks.</text:span></text:span></text:p>
      <text:p text:style-name="P2"/>
      <text:p text:style-name="P2"/>
      <text:p text:style-name="P2"/>
      <text:p text:style-name="P2"/>
      <text:p text:style-name="P2"/>
      <text:p text:style-name="Standard"><text:soft-page-break/>Las notificaciones Push ofrecen una manera <text:span text:style-name="T8">interactiva</text:span> y sin interrupciones para <text:span text:style-name="T8">autenticarse</text:span>. Una notificacion se envia a un dispositivo pre registrado, normalmente un celular, <text:span text:style-name="T8">pidiendole</text:span> al usuario <text:span text:style-name="T8">que</text:span> apr<text:span text:style-name="T8">ue</text:span>b<text:span text:style-name="T8">e </text:span>o <text:span text:style-name="T8">rechace </text:span>una solicictud de acceso.</text:p>
      <text:p text:style-name="Standard">Autenticación Push Movil: Este metodo involucra enviar una aviso a<text:span text:style-name="T9">l dispositivo celular del usuario</text:span> cuando se produce un intento de autenticacion. Los servicios como Duo Mobile, Microsoft Authenticator y Google Prompts utilizan este enfoque. <text:s/>Los usuarios solo aprueban o rechazan las solicitudes de acceso desde las notiifaciones</text:p>
      <text:p text:style-name="Standard"/>
      <text:p text:style-name="Standard">Ejemplos de Autenticacion por Notificacion Push</text:p>
      <text:p text:style-name="Standard">Aplicaciones de Pago Movil: las aplicación de pago como <text:tab/>Paypal y Venmo usa<text:span text:style-name="T8">n</text:span> notificaciones Push para autenticación. Cando se loguea o se hace una transaccion, el usuario recibe una notificacion en su celular y lo aprueba, confirmando su identidad sin <text:s/>ingresar una contraseña</text:p>
      <text:p text:style-name="P1"/>
      <text:p text:style-name="P1">Sistema de Gestion de Acceso: Las soluciones de gestión de acceso empresarial, tal como Duo Security, envian notificaciones push a los dispositivos registrados de los empleados. Los empleados simplemente aprueban la solicitudes de inicio de sesión en sus teléfonos para obtener acceso a los datos y sistemas de la compañía</text:p>
      <text:p text:style-name="P1"/>
      <text:p text:style-name="Standard">Google Prompts: Google prompts son notifiaciones push (automaticas) enviadas al teléfono del usuario cuando ellos intentan acceder a sus cuentas. Los usuarios pueden iniciar sesión de forma segura tocando “Si” en el aviso si el intento de inicio de sesión fue legitimo. Este sistema se diseñó para ser mas seguro y fácil de usar que el tradicional OTPs tradicionales basadas en SMS, ya que requiere posesión del dispositivo e interacción con el mensaje, agregando una capa adicional de seguridad a través <text:s/>de la participación del usuario y comprobación de integridad del dispositivo</text:p>
      <text:p text:style-name="Standard"/>
      <text:p text:style-name="Standard"/>
      <text:p text:style-name="Standard"/>
      <text:p text:style-name="P5"><text:span text:style-name="T10">1)</text:span>WHILE: <text:s/>CONTRASTE: <text:span text:style-name="T10">mientras que</text:span></text:p>
      <text:p text:style-name="P5">2). BUT: CONTRASTE: <text:span text:style-name="T10">pero</text:span></text:p>
      <text:p text:style-name="Standard">3). SUCH AS: <text:span text:style-name="T10">A</text:span>DICIÓN: <text:span text:style-name="T11">tales como</text:span></text:p>
      <text:p text:style-name="P5">4). LIKE: <text:s/><text:span text:style-name="T10">A</text:span>DICIÓN: <text:span text:style-name="T11">como</text:span></text:p>
      <text:p text:style-name="Standard">5). AS A RESULT: CAUSALIDAD: <text:span text:style-name="T11">RESULTADO/ EFECTO/</text:span>CONSECUENCIA: <text:span text:style-name="T11">como resultado</text:span></text:p>
      <text:p text:style-name="P6">6). FOR INSTANCE: <text:span text:style-name="T10">A</text:span>DICIÓN: <text:span text:style-name="T10">por ejemplo</text:span></text:p>
      <text:p text:style-name="P6">7). THUS: CAUSALIDAD: <text:span text:style-name="T11">RESULTADO/ EFECTO/</text:span>CONSECUENCIA: <text:span text:style-name="T11">por lo tanto</text:span></text:p>
      <text:p text:style-name="Standard">8). EVEN IF: CONTRASTE U OPOSICIÓN: <text:span text:style-name="T11">aunque</text:span></text:p>
      <text:p text:style-name="P6">9). FOR EXAMPLE: <text:span text:style-name="T10">A</text:span>DICIÓN: <text:span text:style-name="T10">por ejemplo</text:span></text:p>
      <text:p text:style-name="P6">10). THEN: CAUSALIDAD: <text:span text:style-name="T11">RESULTADO/ EFECTO/</text:span>CONSECUENCIA: <text:span text:style-name="T11">entonces</text:span></text:p>
      <text:p text:style-name="Standard">11). AS: CAUSALIDAD: CAUSA/RAZÓN: <text:span text:style-name="T11">ya que</text:span></text:p>
      <text:p text:style-name="Standard">12). BOTH AND: <text:span text:style-name="T11">tanto … como …. , </text:span><text:span text:style-name="T12">ambos. Adicion</text:span></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Fuente_20_de_20_párrafo_20_predeter." style:display-name="Fuente de párrafo predeter." style:family="text"/>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1" style:display-name="Texto comentario Car1"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1">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4-04T14:56:00Z</meta:creation-date>
    <dc:date>2024-04-11T15:45:42.134909675</dc:date>
    <meta:editing-cycles>7</meta:editing-cycles>
    <meta:editing-duration>PT1H55M23S</meta:editing-duration>
    <meta:document-statistic meta:table-count="0" meta:image-count="0" meta:object-count="0" meta:page-count="2" meta:paragraph-count="47" meta:word-count="791" meta:character-count="5240" meta:non-whitespace-character-count="4489"/>
    <meta:template xlink:type="simple" xlink:actuate="onRequest" xlink:title="" xlink:href="Normal.dotm"/>
  </office:meta>
</office:document-meta>
</file>